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8634in"/>
    </style:style>
    <style:style style:name="co2" style:family="table-column">
      <style:table-column-properties fo:break-before="auto" style:column-width="3.245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2791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5" style:family="table-cell" style:parent-style-name="Default">
      <style:text-properties fo:font-size="13pt" style:font-size-asian="13pt" style:font-size-complex="13pt"/>
    </style:style>
    <style:style style:name="ce6" style:family="table-cell" style:parent-style-name="Default" style:data-style-name="N43">
      <style:text-properties fo:font-size="13pt" style:font-size-asian="13pt" style:font-size-complex="13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衣装&lt;br&gt;外国の方&lt;br&gt;&lt;br&gt;珍しい衣装ね。外国の方‌？</text:p>
          </table:table-cell>
          <table:table-cell office:value-type="string" calcext:value-type="string">
            <text:p>You are wearing some unusual attire.‌ Are you not from this country?&lt;br&gt;- めずらしいいしょうねがいこくのほう‌&lt;br&gt;#&lt;ruby&gt;衣装&lt;rt&gt;いしょう&lt;/rt&gt;&lt;/ruby&gt;:&lt;ul&gt;&lt;li&gt;clothing; costume; outfit; garment; dress&lt;div class="info"&gt;(Noun)&lt;/div&gt;&lt;/li&gt;&lt;li class='np'&gt;&lt;span class='ofrms'&gt;Other Forms　&lt;ruby&gt;衣裳&lt;rt&gt;いしょう&lt;/rt&gt;&lt;/ruby&gt;&lt;/span&gt;&lt;/li&gt;&lt;/ul&gt;</text:p>
          </table:table-cell>
          <table:table-cell office:value-type="string" calcext:value-type="string">
            <text:p>Fullmetal Alchemist: Brotherhood Episode 32 - 02:41&lt;br&gt;https://i.imgur.com/NJtPeVD.png</text:p>
          </table:table-cell>
        </table:table-row>
        <table:table-row table:style-name="ro2">
          <table:table-cell office:value-type="string" calcext:value-type="string">
            <text:p>あらまあ&lt;br&gt;観光&lt;br&gt;&lt;br&gt;あらまあ、観光かしら‌？</text:p>
          </table:table-cell>
          <table:table-cell office:value-type="string" calcext:value-type="string">
            <text:p>Are you here to see the sights?‌&lt;br&gt;- あらまあかんこうかしら‌&lt;br&gt;#&lt;ruby&gt;あらまあ&lt;/ruby&gt;:&lt;ul&gt;&lt;li&gt;wow!; gee!; oh dear!&lt;div class="info"&gt;(Female term or language)&lt;/div&gt;&lt;/li&gt;&lt;/ul&gt;&lt;br&gt;#&lt;ruby&gt;観光&lt;rt&gt;かんこう&lt;/rt&gt;&lt;/ruby&gt;:&lt;ul&gt;&lt;li&gt;sightseeing; tourism&lt;div class="info"&gt;(Noun; Suru verb)&lt;/div&gt;&lt;/li&gt;&lt;/ul&gt;</text:p>
          </table:table-cell>
          <table:table-cell office:value-type="string" calcext:value-type="string">
            <text:p>Fullmetal Alchemist: Brotherhood Episode 32 - 02:48&lt;br&gt;https://i.imgur.com/u0EGsB9.png</text:p>
          </table:table-cell>
        </table:table-row>
        <table:table-row table:style-name="ro3">
          <table:table-cell office:value-type="string" calcext:value-type="string">
            <text:p>お誘いはうれしいけど…‌</text:p>
          </table:table-cell>
          <table:table-cell office:value-type="string" calcext:value-type="string">
            <text:p>I appreciate the invitation, but...‌&lt;br&gt;- おさそいはうれしいけど…‌&lt;br&gt;#&lt;ruby&gt;誘い&lt;rt&gt;さそい&lt;/rt&gt;&lt;/ruby&gt;:&lt;ul&gt;&lt;li&gt;invitation; introduction&lt;div class="info"&gt;(Noun)&lt;/div&gt;&lt;/li&gt;&lt;/ul&gt;&lt;br&gt;#&lt;ruby&gt;嬉しい&lt;rt&gt;うれしい&lt;/rt&gt;&lt;/ruby&gt;:&lt;ul&gt;&lt;li&gt;happy; glad; pleased; delighted; overjoyed&lt;div class="info"&gt;(I-adjective)&lt;/div&gt;&lt;/li&gt;&lt;li&gt;joyful; delightful; gratifying; pleasant&lt;div class="info"&gt;(I-adjective)&lt;/div&gt;&lt;/li&gt;&lt;/ul&gt;</text:p>
          </table:table-cell>
          <table:table-cell office:value-type="string" calcext:value-type="string">
            <text:p>Fullmetal Alchemist: Brotherhood Episode 32 - 09:46&lt;br&gt;https://i.imgur.com/EdZWGf1.png</text:p>
          </table:table-cell>
        </table:table-row>
        <table:table-row table:style-name="ro2">
          <table:table-cell office:value-type="string" calcext:value-type="string">
            <text:p>歩き&lt;br&gt;散歩&lt;br&gt;&lt;br&gt;詳しい話は歩きながら説明する‌</text:p>
          </table:table-cell>
          <table:table-cell office:value-type="string" calcext:value-type="string">
            <text:p>I'll explain the details on the way.‌&lt;br&gt;- くわしいはなしはあるきながらせつめいする‌&lt;br&gt;#&lt;ruby&gt;歩き&lt;rt&gt;あるき&lt;/rt&gt;&lt;/ruby&gt;:&lt;ul&gt;&lt;li&gt;walk; walking&lt;div class="info"&gt;(Noun; No-adjective)&lt;/div&gt;&lt;/li&gt;&lt;/ul&gt;&lt;br&gt;#&lt;ruby&gt;散歩&lt;rt&gt;さんぽ&lt;/rt&gt;&lt;/ruby&gt;:&lt;ul&gt;&lt;li&gt;walk; stroll&lt;div class="info"&gt;(Noun; Suru verb)&lt;/div&gt;&lt;/li&gt;&lt;/ul&gt;</text:p>
          </table:table-cell>
          <table:table-cell office:value-type="string" calcext:value-type="string">
            <text:p>Fullmetal Alchemist: Brotherhood Episode 32 - 14:33&lt;br&gt;https://i.imgur.com/A6sIUcm.png</text:p>
          </table:table-cell>
        </table:table-row>
        <table:table-row table:style-name="ro2">
          <table:table-cell office:value-type="string" calcext:value-type="string">
            <text:p>つながり&lt;br&gt;&lt;br&gt;この子と血のつながりはない‌</text:p>
          </table:table-cell>
          <table:table-cell office:value-type="string" calcext:value-type="string">
            <text:p>We're not connected by blood.‌&lt;br&gt;- このことちのつながりはない‌&lt;br&gt;#&lt;ruby&gt;繋がり&lt;rt&gt;つながり&lt;/rt&gt;&lt;/ruby&gt;:&lt;ul&gt;&lt;li&gt;connection; link; relationship&lt;div class="info"&gt;(Noun; usu. written as kana)&lt;/div&gt;&lt;/li&gt;&lt;/ul&gt;</text:p>
          </table:table-cell>
          <table:table-cell office:value-type="string" calcext:value-type="string">
            <text:p>Fullmetal Alchemist: Brotherhood Episode 32 - 18:08&lt;br&gt;https://i.imgur.com/1kRODty.png</text:p>
          </table:table-cell>
        </table:table-row>
        <table:table-row table:style-name="ro2">
          <table:table-cell office:value-type="string" calcext:value-type="string">
            <text:p>私たち夫婦&lt;br&gt;&lt;br&gt;私たち夫婦に子供ができなかったの‌</text:p>
          </table:table-cell>
          <table:table-cell office:value-type="string" calcext:value-type="string">
            <text:p>We were never able to have kids.‌&lt;br&gt;- わたしたちふうふにこどもができなかったの‌&lt;br&gt;#&lt;ruby&gt;私たち&lt;rt&gt;わたしたち&lt;/rt&gt;&lt;/ruby&gt;:&lt;ul&gt;&lt;li&gt;we; us&lt;div class="info"&gt;(Pronoun)&lt;/div&gt;&lt;/li&gt;&lt;li class='np'&gt;&lt;span class='ofrms'&gt;Other Forms　&lt;ruby&gt;私達&lt;rt&gt;わたしたち&lt;/rt&gt;&lt;/ruby&gt;、&lt;ruby&gt;わたし達&lt;rt&gt;わたしたち&lt;/rt&gt;&lt;/ruby&gt;、&lt;ruby&gt;私達&lt;rt&gt;わたくしたち&lt;/rt&gt;&lt;/ruby&gt;、&lt;ruby&gt;わたくし達&lt;rt&gt;わたくしたち&lt;/rt&gt;&lt;/ruby&gt;&lt;/span&gt;&lt;/li&gt;&lt;/ul&gt;</text:p>
          </table:table-cell>
          <table:table-cell office:value-type="string" calcext:value-type="string">
            <text:p>Fullmetal Alchemist: Brotherhood Episode 32 - 18:10&lt;br&gt;https://i.imgur.com/Ae24khS.png</text:p>
          </table:table-cell>
        </table:table-row>
        <table:table-row table:style-name="ro2">
          <table:table-cell office:value-type="string" calcext:value-type="string">
            <text:p>だから&lt;br&gt;親戚&lt;br&gt;養子&lt;br&gt;養子に行く&lt;br&gt;&lt;br&gt;だから親せきの子を養子にもらったのよ‌</text:p>
          </table:table-cell>
          <table:table-cell office:value-type="string" calcext:value-type="string">
            <text:p>So we adopted him from a relative.‌&lt;br&gt;- だからしんせきのこをようしにもらったのよ‌&lt;br&gt;#&lt;ruby&gt;だから&lt;/ruby&gt;:&lt;ul&gt;&lt;li&gt;so; therefore; accordingly; consequently; on those grounds; that is why; for that reason&lt;div class="info"&gt;(Conjunction)&lt;/div&gt;&lt;/li&gt;&lt;/ul&gt;&lt;br&gt;#&lt;ruby&gt;親戚&lt;rt&gt;しんせき&lt;/rt&gt;&lt;/ruby&gt;:&lt;ul&gt;&lt;li&gt;relative; relation; kin&lt;div class="info"&gt;(Noun)&lt;/div&gt;&lt;/li&gt;&lt;li class='np'&gt;&lt;span class='ofrms'&gt;Other Forms　&lt;ruby&gt;親せき&lt;rt&gt;しんせき&lt;/rt&gt;&lt;/ruby&gt;&lt;/span&gt;&lt;/li&gt;&lt;/ul&gt;&lt;br&gt;#&lt;ruby&gt;養子&lt;rt&gt;ようし&lt;/rt&gt;&lt;/ruby&gt;:&lt;ul&gt;&lt;li&gt;adopted child (usu. male); son-in-law&lt;div class="info"&gt;(Noun)&lt;/div&gt;&lt;/li&gt;&lt;/ul&gt;&lt;br&gt;#&lt;ruby&gt;養子に行く&lt;rt&gt;ようしにいく&lt;/rt&gt;&lt;/ruby&gt;:&lt;ul&gt;&lt;li&gt;to be adopted; to enter a family as an adopted child&lt;div class="info"&gt;(Expression; Godan verb - Iku/Yuku special class)&lt;/div&gt;&lt;/li&gt;&lt;/ul&gt;</text:p>
          </table:table-cell>
          <table:table-cell office:value-type="string" calcext:value-type="string">
            <text:p>Fullmetal Alchemist: Brotherhood Episode 32 - 18:13&lt;br&gt;https://i.imgur.com/jRi5tBl.png</text:p>
          </table:table-cell>
        </table:table-row>
        <table:table-row table:style-name="ro2">
          <table:table-cell office:value-type="string" calcext:value-type="string">
            <text:p>地区&lt;br&gt;&lt;br&gt;あなたイシュヴァールのカンダ地区にいた‌</text:p>
          </table:table-cell>
          <table:table-cell office:value-type="string" calcext:value-type="string">
            <text:p>You were in the Kanda district of Ishbal.‌&lt;br&gt;- あなたいしゅヴぁーるのかんだちくにいた‌&lt;br&gt;#&lt;ruby&gt;地区&lt;rt&gt;ちく&lt;/rt&gt;&lt;/ruby&gt;:&lt;ul&gt;&lt;li&gt;district; section; sector&lt;div class="info"&gt;(Noun; No-adjective)&lt;/div&gt;&lt;/li&gt;&lt;/ul&gt;</text:p>
          </table:table-cell>
          <table:table-cell office:value-type="string" calcext:value-type="string">
            <text:p>Fullmetal Alchemist: Brotherhood Episode 33 - 10:06&lt;br&gt;https://i.imgur.com/462dSDB.png</text:p>
          </table:table-cell>
        </table:table-row>
        <table:table-row table:style-name="ro2">
          <table:table-cell office:value-type="string" calcext:value-type="string">
            <text:p>体力&lt;br&gt;体力的&lt;br&gt;不利‌&lt;br&gt;&lt;br&gt;体力的にはこちらが不利‌</text:p>
          </table:table-cell>
          <table:table-cell office:value-type="string" calcext:value-type="string">
            <text:p>In terms of stamina, I'm at a disadvantage.‌&lt;br&gt;- GT: 体力的 = Physically&lt;br&gt;- たいりょくてきにはこちらがふり‌&lt;br&gt;#&lt;ruby&gt;体力&lt;rt&gt;たいりょく&lt;/rt&gt;&lt;/ruby&gt;:&lt;ul&gt;&lt;li&gt;stamina; endurance; physical strength; resilience; resistance to disease&lt;div class="info"&gt;(Noun)&lt;/div&gt;&lt;/li&gt;&lt;/ul&gt;&lt;br&gt;#&lt;ruby&gt;不利&lt;rt&gt;ふり&lt;/rt&gt;&lt;/ruby&gt;:&lt;ul&gt;&lt;li&gt;disadvantage; handicap; unfavorable position&lt;div class="info"&gt;(Noun; Na-adjective)&lt;/div&gt;&lt;/li&gt;&lt;/ul&gt;</text:p>
          </table:table-cell>
          <table:table-cell office:value-type="string" calcext:value-type="string">
            <text:p>Fullmetal Alchemist: Brotherhood Episode 33 - 10:45&lt;br&gt;https://i.imgur.com/25dSsjD.png</text:p>
          </table:table-cell>
        </table:table-row>
        <table:table-row table:style-name="ro2">
          <table:table-cell office:value-type="string" calcext:value-type="string">
            <text:p>脇腹&lt;br&gt;左脇腹&lt;br&gt;&lt;br&gt;左脇腹だったな‌？</text:p>
          </table:table-cell>
          <table:table-cell office:value-type="string" calcext:value-type="string">
            <text:p>Left abdomen, was it?‌&lt;br&gt;- ひだりわきばらだったな‌&lt;br&gt;#&lt;ruby&gt;脇腹&lt;rt&gt;わきばら&lt;/rt&gt;&lt;/ruby&gt;:&lt;ul&gt;&lt;li&gt;side (of the torso); flank&lt;div class="info"&gt;(Noun)&lt;/div&gt;&lt;/li&gt;&lt;li class='np'&gt;&lt;span class='ofrms'&gt;Other Forms　&lt;ruby&gt;わき腹&lt;rt&gt;わきばら&lt;/rt&gt;&lt;/ruby&gt;&lt;/span&gt;&lt;/li&gt;&lt;/ul&gt;</text:p>
          </table:table-cell>
          <table:table-cell office:value-type="string" calcext:value-type="string">
            <text:p>Fullmetal Alchemist: Brotherhood Episode 33 - 11:01&lt;br&gt;https://i.imgur.com/aXDKbGV.png</text:p>
          </table:table-cell>
        </table:table-row>
        <table:table-row table:style-name="ro2">
          <table:table-cell office:value-type="string" calcext:value-type="string">
            <text:p>祈る&lt;br&gt;神に祈る間&lt;br&gt;祈る間はやらん‌&lt;br&gt;&lt;br&gt;神に祈る間はやらん‌</text:p>
          </table:table-cell>
          <table:table-cell office:value-type="string" calcext:value-type="string">
            <text:p>I won't give you the time to pray.‌&lt;br&gt;- not あいだ! See vocab.&lt;br&gt;- かみにいのるまはやらん‌&lt;br&gt;#&lt;ruby&gt;遣る&lt;rt&gt;やる&lt;/rt&gt;&lt;/ruby&gt;:&lt;ul&gt;&lt;li&gt;to do; to undertake; to perform; to play (a game); to study&lt;div class="info"&gt;(Godan verb with ru ending; Transitive verb; usu. written as kana; Colloquialism)&lt;/div&gt;&lt;/li&gt;&lt;li&gt;to give (esp. to someone of equal or lower status); to let have; to present; to bestow; to confer&lt;div class="info"&gt;(Godan verb with ru ending; Transitive verb; usu. written as kana)&lt;/div&gt;&lt;/li&gt;&lt;li class='np'&gt;&lt;span class='ofrms'&gt;Other Forms　&lt;ruby&gt;行る&lt;rt&gt;やる&lt;/rt&gt;&lt;/ruby&gt;&lt;/span&gt;&lt;/li&gt;&lt;/ul&gt;&lt;br&gt;#&lt;ruby&gt;間&lt;rt&gt;ま&lt;/rt&gt;&lt;/ruby&gt;:&lt;ul&gt;&lt;li&gt;time; pause&lt;div class="info"&gt;(Noun)&lt;/div&gt;&lt;/li&gt;&lt;/ul&gt;&lt;br&gt;#&lt;ruby&gt;祈る&lt;rt&gt;いのる&lt;/rt&gt;&lt;/ruby&gt;:&lt;ul&gt;&lt;li&gt;to pray; to wish&lt;div class="info"&gt;(Godan verb with ru ending; Transitive verb)&lt;/div&gt;&lt;/li&gt;&lt;li class='np'&gt;&lt;span class='ofrms'&gt;Other Forms　&lt;ruby&gt;祷る&lt;rt&gt;いのる&lt;/rt&gt;&lt;/ruby&gt;&lt;/span&gt;&lt;/li&gt;&lt;/ul&gt;&lt;br&gt;#&lt;ruby&gt;間&lt;rt&gt;あいだ&lt;/rt&gt;&lt;/ruby&gt;:&lt;ul&gt;&lt;li&gt;time (between); pause; break&lt;div class="info"&gt;(Adverbial noun; Temporal noun)&lt;/div&gt;&lt;/li&gt;&lt;li&gt;span (temporal or spatial); stretch; period (while)&lt;div class="info"&gt;(Adverbial noun; Noun; Temporal noun)&lt;/div&gt;&lt;/li&gt;&lt;/ul&gt;</text:p>
          </table:table-cell>
          <table:table-cell office:value-type="string" calcext:value-type="string">
            <text:p>Fullmetal Alchemist: Brotherhood Episode 33 - 11:06&lt;br&gt;https://i.imgur.com/10L89Rt.png</text:p>
          </table:table-cell>
        </table:table-row>
        <table:table-row table:style-name="ro2">
          <table:table-cell office:value-type="string" calcext:value-type="string">
            <text:p>畜生&lt;br&gt;&lt;br&gt;畜生見えねぇ‌</text:p>
          </table:table-cell>
          <table:table-cell office:value-type="string" calcext:value-type="string">
            <text:p>Dammit, I can't see!‌&lt;br&gt;- ちくしょうみえねぇ‌&lt;br&gt;#&lt;ruby&gt;畜生&lt;rt&gt;ちくしょう&lt;/rt&gt;&lt;/ruby&gt;:&lt;ul&gt;&lt;li&gt;damn it; damn; Christ; for Christ's sake&lt;div class="info"&gt;(usu. written as kana)&lt;/div&gt;&lt;/li&gt;&lt;li&gt;beast (i.e. any animal other than man)&lt;div class="info"&gt;(Noun)&lt;/div&gt;&lt;/li&gt;&lt;/ul&gt;</text:p>
          </table:table-cell>
          <table:table-cell office:value-type="string" calcext:value-type="string">
            <text:p>Fullmetal Alchemist: Brotherhood Episode 33 - 11:54&lt;br&gt;https://i.imgur.com/xthspWz.png</text:p>
          </table:table-cell>
        </table:table-row>
        <table:table-row table:style-name="ro2">
          <table:table-cell office:value-type="string" calcext:value-type="string">
            <text:p>車両&lt;br&gt;&lt;br&gt;後ろの車両がねぇ‌</text:p>
          </table:table-cell>
          <table:table-cell office:value-type="string" calcext:value-type="string">
            <text:p>One of the cars is missing!‌&lt;br&gt;- うしろのしゃりょうがねぇ‌&lt;br&gt;#&lt;ruby&gt;車両&lt;rt&gt;しゃりょう&lt;/rt&gt;&lt;/ruby&gt;:&lt;ul&gt;&lt;li&gt;rolling stock; railroad cars; wheeled vehicles&lt;div class="info"&gt;(Noun)&lt;/div&gt;&lt;/li&gt;&lt;li class='np'&gt;&lt;span class='ofrms'&gt;Other Forms　&lt;ruby&gt;車輌&lt;rt&gt;しゃりょう&lt;/rt&gt;&lt;/ruby&gt;、&lt;ruby&gt;車輛&lt;rt&gt;しゃりょう&lt;/rt&gt;&lt;/ruby&gt;&lt;/span&gt;&lt;/li&gt;&lt;/ul&gt;</text:p>
          </table:table-cell>
          <table:table-cell office:value-type="string" calcext:value-type="string">
            <text:p>Fullmetal Alchemist: Brotherhood Episode 33 - 12:08</text:p>
          </table:table-cell>
        </table:table-row>
        <table:table-row table:style-name="ro2">
          <table:table-cell office:value-type="string" calcext:value-type="string">
            <text:p>まずいです&lt;br&gt;軍の命令&lt;br&gt;&lt;br&gt;まずいですよ‌。止めるなって軍の命令が出てます。</text:p>
          </table:table-cell>
          <table:table-cell office:value-type="string" calcext:value-type="string">
            <text:p>We can't! We've been ordered by the army not to stop the train!‌&lt;br&gt;- 止めるな + って (i.e. と言う?). Like "Don't stop they said, military order is stated"&lt;br&gt;- GT: 軍の命令が出てます = There are military orders&lt;br&gt;- まずいですよ‌, とめるなってぐんのめいれいがでてます&lt;br&gt;#&lt;ruby&gt;って&lt;/ruby&gt;:&lt;ul&gt;&lt;li&gt;you said; he said; she said; they said&lt;div class="info"&gt;(Particle; casual quoting particle)&lt;/div&gt;&lt;/li&gt;&lt;li class='np'&gt;&lt;span class='ofrms'&gt;Other Forms　&lt;ruby&gt;て&lt;/ruby&gt;&lt;/span&gt;&lt;/li&gt;&lt;/ul&gt;&lt;br&gt;#&lt;ruby&gt;命令&lt;rt&gt;めいれい&lt;/rt&gt;&lt;/ruby&gt;:&lt;ul&gt;&lt;li&gt;order; command; decree; directive&lt;div class="info"&gt;(Noun; Suru verb)&lt;/div&gt;&lt;/li&gt;&lt;/ul&gt;</text:p>
          </table:table-cell>
          <table:table-cell office:value-type="string" calcext:value-type="string">
            <text:p>Fullmetal Alchemist: Brotherhood Episode 33 - 12:11&lt;br&gt;https://i.imgur.com/5SRP1A8.png</text:p>
          </table:table-cell>
        </table:table-row>
        <table:table-row table:style-name="ro2">
          <table:table-cell office:value-type="string" calcext:value-type="string">
            <text:p>脱線&lt;br&gt;責任問題&lt;br&gt;&lt;br&gt;脱線事故でも起こしたら‌こっちの責任問題になる</text:p>
          </table:table-cell>
          <table:table-cell office:value-type="string" calcext:value-type="string">
            <text:p>It'll be our fault if the train derails!‌&lt;br&gt;- GT: If it happens even in a derailment accident, it will be a liability issue here.&lt;br&gt;- だっせんじこでもおこしたら‌こっちのせきにんもんだいになる</text:p>
          </table:table-cell>
          <table:table-cell office:value-type="string" calcext:value-type="string">
            <text:p>Fullmetal Alchemist: Brotherhood Episode 33 - 12:16&lt;br&gt;https://i.imgur.com/TmghKmb.png</text:p>
          </table:table-cell>
        </table:table-row>
        <table:table-row table:style-name="ro2">
          <table:table-cell table:style-name="ce6" office:value-type="string" calcext:value-type="string">
            <text:p>常に&lt;br&gt;隣り合わせ‌&lt;br&gt;&lt;br&gt;常に死と隣り合わせ‌</text:p>
          </table:table-cell>
          <table:table-cell office:value-type="string" calcext:value-type="string">
            <text:p>Always living alongside death...‌&lt;br&gt;- GT: Always next to death!&lt;br&gt;- adjoin = angrenzen&lt;br&gt;- つねにしととなりあわせ‌&lt;br&gt;#&lt;ruby&gt;隣り合わせ&lt;rt&gt;となりあわせ&lt;/rt&gt;&lt;/ruby&gt;:&lt;ul&gt;&lt;li&gt;adjoining each other&lt;div class="info"&gt;(Noun; No-adjective)&lt;/div&gt;&lt;/li&gt;&lt;li class='np'&gt;&lt;span class='ofrms'&gt;Other Forms　&lt;ruby&gt;隣合わせ&lt;rt&gt;となりあわせ&lt;/rt&gt;&lt;/ruby&gt;、&lt;ruby&gt;隣り合せ&lt;rt&gt;となりあわせ&lt;/rt&gt;&lt;/ruby&gt;、&lt;ruby&gt;隣合せ&lt;rt&gt;となりあわせ&lt;/rt&gt;&lt;/ruby&gt;&lt;/span&gt;&lt;/li&gt;&lt;/ul&gt;&lt;br&gt;#&lt;ruby&gt;隣り合わせる&lt;rt&gt;となりあわせる&lt;/rt&gt;&lt;/ruby&gt;:&lt;ul&gt;&lt;li&gt;to adjoin&lt;div class="info"&gt;(Ichidan verb)&lt;/div&gt;&lt;/li&gt;&lt;/ul&gt;&lt;br&gt;#&lt;ruby&gt;常に&lt;rt&gt;つねに&lt;/rt&gt;&lt;/ruby&gt;:&lt;ul&gt;&lt;li&gt;always; constantly&lt;div class="info"&gt;(Adverb)&lt;/div&gt;&lt;/li&gt;&lt;/ul&gt;</text:p>
          </table:table-cell>
          <table:table-cell office:value-type="string" calcext:value-type="string">
            <text:p>Fullmetal Alchemist: Brotherhood Episode 33 - 13:01&lt;br&gt;https://i.imgur.com/lUNZtlt.png</text:p>
          </table:table-cell>
        </table:table-row>
        <table:table-row table:style-name="ro3" table:number-rows-repeated="3">
          <table:table-cell table:number-columns-repeated="3"/>
        </table:table-row>
        <table:table-row table:style-name="ro4">
          <table:table-cell table:style-name="Default"/>
          <table:table-cell table:number-columns-repeated="2"/>
        </table:table-row>
        <table:table-row table:style-name="ro3" table:number-rows-repeated="1048555">
          <table:table-cell table:number-columns-repeated="3"/>
        </table:table-row>
        <table:table-row table:style-name="ro3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4">00/00/0000</text:date>, <text:time style:data-style-name="N2" text:time-value="22:33:01.6978254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2-14T06:46:41.301079946</meta:creation-date>
    <meta:generator>LibreOffice/6.4.6.2$Linux_X86_64 LibreOffice_project/40$Build-2</meta:generator>
    <dc:date>2020-12-04T23:13:45.139739436</dc:date>
    <meta:editing-duration>P3DT22H33M33S</meta:editing-duration>
    <meta:editing-cycles>815</meta:editing-cycles>
    <meta:document-statistic meta:table-count="1" meta:cell-count="48" meta:object-count="0"/>
    <meta:user-defined meta:name=""/>
    <meta:user-defined meta:name="qrichtext">1</meta:user-defined>
  </office:meta>
</office:document-meta>
</file>